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458cm" fo:min-width="0.986cm"/>
    </style:style>
    <style:style style:name="gr2" style:family="graphic" style:parent-style-name="standard">
      <style:graphic-properties draw:fill-color="#6666ff" draw:textarea-horizontal-align="justify" draw:textarea-vertical-align="middle" draw:auto-grow-height="false" fo:min-height="0.458cm" fo:min-width="0.98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458cm" fo:min-width="0.98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8cm" fo:min-width="0.986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6666ff"/>
      <style:paragraph-properties fo:text-align="center"/>
      <style:text-properties fo:color="#ffffff" fo:font-size="12pt" fo:font-weight="bold" style:font-size-asian="18pt" style:font-size-complex="18pt"/>
    </style:style>
    <style:style style:name="P5" style:family="paragraph">
      <loext:graphic-properties draw:fill-color="#ffff99"/>
      <style:paragraph-properties fo:text-align="center"/>
      <style:text-properties fo:font-size="12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3333"/>
      <style:paragraph-properties fo:text-align="center"/>
      <style:text-properties fo:color="#ffffff" fo:font-size="12pt" fo:font-weight="bold" style:font-size-asian="18pt" style:font-size-complex="18pt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color="#ffffff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2.1cm" svg:height="1cm" svg:x="3cm" svg:y="3.2cm">
          <text:p text:style-name="P1"><text:span text:style-name="T1">A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1cm" svg:height="1cm" svg:x="3.001cm" svg:y="5.101cm">
          <text:p text:style-name="P1"><text:span text:style-name="T1">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1cm" svg:height="1cm" svg:x="6.2cm" svg:y="3.1cm">
          <text:p text:style-name="P1"><text:span text:style-name="T1">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1cm" svg:height="1cm" svg:x="6.301cm" svg:y="5.201cm">
          <text:p text:style-name="P1"><text:span text:style-name="T1">T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1cm" svg:height="1cm" svg:x="9.5cm" svg:y="3.2cm">
          <text:p text:style-name="P1"><text:span text:style-name="T1">A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1cm" svg:height="1cm" svg:x="9.501cm" svg:y="5.301cm">
          <text:p text:style-name="P1"><text:span text:style-name="T1">A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2.1cm" svg:height="1cm" svg:x="9.501cm" svg:y="7.401cm">
          <text:p text:style-name="P3"><text:span text:style-name="T2">AAA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2.1cm" svg:height="1cm" svg:x="3.001cm" svg:y="1.701cm">
          <text:p text:style-name="P1"><text:span text:style-name="T1">B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4.051cm" svg:y1="2.701cm" svg:x2="4.05cm" svg:y2="3.2cm" draw:start-shape="id1" draw:start-glue-point="8" draw:end-shape="id2" draw:end-glue-point="4" svg:d="M4051 2701c0 375-1 126-1 499" svg:viewBox="0 0 2 500">
          <text:p/>
        </draw:connector>
        <draw:connector draw:style-name="gr4" draw:text-style-name="P6" draw:layer="layout" draw:type="curve" svg:x1="4.05cm" svg:y1="4.2cm" svg:x2="4.051cm" svg:y2="5.101cm" draw:start-shape="id2" draw:start-glue-point="8" draw:end-shape="id3" draw:end-glue-point="4" svg:d="M4050 4200c0 676 1 226 1 901" svg:viewBox="0 0 2 902">
          <text:p/>
        </draw:connector>
        <draw:connector draw:style-name="gr4" draw:text-style-name="P6" draw:layer="layout" draw:type="curve" svg:x1="4.051cm" svg:y1="6.101cm" svg:x2="6.2cm" svg:y2="3.6cm" draw:start-shape="id3" draw:start-glue-point="8" draw:end-shape="id4" draw:end-glue-point="6" svg:d="M4051 6101c0 753 800 627 1132-186s194-2315 1017-2315" svg:viewBox="0 0 2150 3002">
          <text:p/>
        </draw:connector>
        <draw:connector draw:style-name="gr4" draw:text-style-name="P6" draw:layer="layout" draw:type="curve" svg:x1="7.25cm" svg:y1="4.1cm" svg:x2="7.351cm" svg:y2="5.201cm" draw:start-shape="id4" draw:start-glue-point="8" draw:end-shape="id5" draw:end-glue-point="4" svg:d="M7250 4100c0 826 101 276 101 1101" svg:viewBox="0 0 102 1102">
          <text:p/>
        </draw:connector>
        <draw:connector draw:style-name="gr4" draw:text-style-name="P6" draw:layer="layout" draw:type="curve" svg:x1="7.351cm" svg:y1="6.201cm" svg:x2="9.5cm" svg:y2="3.7cm" draw:start-shape="id5" draw:start-glue-point="8" draw:end-shape="id6" draw:end-glue-point="6" svg:d="M7351 6201c0 753 800 627 1132-186s194-2315 1017-2315" svg:viewBox="0 0 2150 3002">
          <text:p/>
        </draw:connector>
        <draw:connector draw:style-name="gr4" draw:text-style-name="P6" draw:layer="layout" draw:type="curve" svg:x1="10.55cm" svg:y1="4.2cm" svg:x2="10.551cm" svg:y2="5.301cm" draw:start-shape="id6" draw:start-glue-point="8" draw:end-shape="id7" draw:end-glue-point="4" svg:d="M10550 4200c0 826 1 276 1 1101" svg:viewBox="0 0 2 1102">
          <text:p/>
        </draw:connector>
        <draw:connector draw:style-name="gr4" draw:text-style-name="P6" draw:layer="layout" draw:type="curve" svg:x1="10.551cm" svg:y1="6.301cm" svg:x2="10.551cm" svg:y2="7.401cm" draw:start-shape="id7" draw:start-glue-point="8" draw:end-shape="id8" draw:end-glue-point="4" svg:d="M10551 6301v1100" svg:viewBox="0 0 1 1101">
          <text:p/>
        </draw:connector>
      </draw:page>
      <draw:page draw:name="page2" draw:style-name="dp1" draw:master-page-name="Výchozí">
        <draw:custom-shape draw:style-name="gr1" draw:text-style-name="P2" xml:id="id13" draw:id="id13" draw:layer="layout" svg:width="2.1cm" svg:height="1cm" svg:x="4.801cm" svg:y="3.1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1cm" svg:height="1cm" svg:x="4.701cm" svg:y="4.901cm">
          <text:p text:style-name="P1"><text:span text:style-name="T1">ACG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.1cm" svg:height="1cm" svg:x="4.701cm" svg:y="6.8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1cm" svg:height="1cm" svg:x="4.601cm" svg:y="8.601cm">
          <text:p text:style-name="P1"><text:span text:style-name="T1">ACGT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1cm" svg:height="1cm" svg:x="4.801cm" svg:y="1.401cm">
          <text:p text:style-name="P1"><text:span text:style-name="T1">A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2.1cm" svg:height="1cm" svg:x="8.802cm" svg:y="4.902cm">
          <text:p text:style-name="P3"><text:span text:style-name="T2">T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9.852cm" svg:y1="5.902cm" svg:x2="6.701cm" svg:y2="9.101cm" draw:start-shape="id9" draw:start-glue-point="8" draw:end-shape="id10" draw:end-glue-point="10" svg:d="M9852 5902c0 2133-1050 3199-3151 3199" svg:viewBox="0 0 3152 3200">
          <text:p/>
        </draw:connector>
        <draw:connector draw:style-name="gr4" draw:text-style-name="P6" draw:layer="layout" draw:type="curve" svg:x1="8.802cm" svg:y1="5.402cm" svg:x2="6.801cm" svg:y2="5.401cm" draw:start-shape="id9" draw:start-glue-point="6" draw:end-shape="id11" draw:end-glue-point="10" svg:d="M8802 5402c-1500 0-500-1-2001-1" svg:viewBox="0 0 2002 2">
          <text:p/>
        </draw:connector>
        <draw:connector draw:style-name="gr4" draw:text-style-name="P6" draw:layer="layout" draw:type="curve" svg:x1="9.852cm" svg:y1="4.902cm" svg:x2="6.901cm" svg:y2="1.901cm" draw:start-shape="id9" draw:start-glue-point="4" draw:end-shape="id12" draw:end-glue-point="10" svg:d="M9852 4902c0-2001-983-3001-2951-3001" svg:viewBox="0 0 2952 3002">
          <text:p/>
        </draw:connector>
        <draw:connector draw:style-name="gr4" draw:text-style-name="P6" draw:layer="layout" draw:type="curve" svg:x1="5.851cm" svg:y1="2.401cm" svg:x2="5.851cm" svg:y2="3.101cm" draw:start-shape="id12" draw:start-glue-point="8" draw:end-shape="id13" draw:end-glue-point="4" svg:d="M5851 2401v700" svg:viewBox="0 0 1 701">
          <text:p/>
        </draw:connector>
        <draw:connector draw:style-name="gr4" draw:text-style-name="P6" draw:layer="layout" draw:type="curve" svg:x1="5.851cm" svg:y1="4.101cm" svg:x2="5.751cm" svg:y2="4.901cm" draw:start-shape="id13" draw:start-glue-point="8" draw:end-shape="id11" draw:end-glue-point="4" svg:d="M5851 4101c0 601-100 202-100 800" svg:viewBox="0 0 101 801">
          <text:p/>
        </draw:connector>
        <draw:connector draw:style-name="gr4" draw:text-style-name="P6" draw:layer="layout" draw:type="curve" svg:x1="5.751cm" svg:y1="5.901cm" svg:x2="5.751cm" svg:y2="6.801cm" draw:start-shape="id11" draw:start-glue-point="8" draw:end-shape="id14" draw:end-glue-point="4" svg:d="M5751 5901v900" svg:viewBox="0 0 1 901">
          <text:p/>
        </draw:connector>
        <draw:connector draw:style-name="gr4" draw:text-style-name="P6" draw:layer="layout" draw:type="curve" svg:x1="5.751cm" svg:y1="7.801cm" svg:x2="5.651cm" svg:y2="8.601cm" draw:start-shape="id14" draw:start-glue-point="8" draw:end-shape="id10" draw:end-glue-point="4" svg:d="M5751 7801c0 601-100 202-100 800" svg:viewBox="0 0 101 801">
          <text:p/>
        </draw:connector>
        <draw:connector draw:style-name="gr4" draw:text-style-name="P6" draw:layer="layout" draw:type="curve" svg:x1="3.354cm" svg:y1="1.479cm" svg:x2="4.801cm" svg:y2="1.901cm" draw:end-shape="id12" draw:end-glue-point="6" svg:d="M3354 1479c709 0-14 422 1447 422" svg:viewBox="0 0 1448 423">
          <text:p/>
        </draw:connector>
        <draw:connector draw:style-name="gr4" draw:text-style-name="P6" draw:layer="layout" draw:type="curve" svg:x1="5.651cm" svg:y1="9.601cm" svg:x2="4.833cm" svg:y2="10.604cm" draw:start-shape="id10" svg:d="M5651 9601c0 1129-818 628-818 1003" svg:viewBox="0 0 819 1004">
          <text:p/>
        </draw:connector>
        <draw:connector draw:style-name="gr4" draw:text-style-name="P6" draw:layer="layout" draw:type="curve" svg:x1="12.125cm" svg:y1="3.875cm" svg:x2="10.902cm" svg:y2="5.402cm" draw:end-shape="id9" svg:d="M12125 3875c-540 0 71 1527-1223 1527" svg:viewBox="0 0 1224 15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3:28:25.174000000</meta:creation-date>
    <meta:generator>LibreOffice/5.0.2.2$Windows_x86 LibreOffice_project/37b43f919e4de5eeaca9b9755ed688758a8251fe</meta:generator>
    <dc:date>2016-05-06T13:46:03.550000000</dc:date>
    <meta:editing-duration>PT17M34S</meta:editing-duration>
    <meta:editing-cycles>9</meta:editing-cycles>
    <meta:document-statistic meta:object-count="31"/>
  </office:meta>
</office:document-meta>
</file>